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CodecConfigurerTests.jackson2EncoderOverri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rverCodecConfigurerTests.assertStringDecoder( Decoder &lt; ? &gt; decoder , boolean tex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erCodecConfigurerTests.getNextDecoder( List &lt; HttpMessageReader &lt; ? &gt; &gt; 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CodecConfigurerTests.assertStringEncoder( Encoder &lt; ? &gt; encoder , boolean text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CodecConfigurerTests.nextReader( List &lt; HttpMessageReader &lt; ? &gt; &gt; 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decConfigurerTests.defaultWri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erCodecConfigurerTests.maxInMemory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rverCodecConfigurerTests.defaultR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erCodecConfigurerTests.findCodec( List &lt; ? &gt; codecs , Class &lt; T &gt;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erCodecConfigurerTests.enableRequestLoggingDetailsWithCustomCode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CodecConfigurerTests.getNextEncoder( List &lt; HttpMessageWriter &lt; ? &gt; &gt; wri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erCodecConfigurerTests.maxInMemorySizeWithCustomCodec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erCodecConfigurerTests.enableRequestLoggingDetai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erCodecConfigurerTests.cloneConfigur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erCodecConfigurerTests.assertSseWriter( List &lt; HttpMessageWriter &lt; ? &gt; &gt; wri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